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239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2.46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2.461cm"/>
          <style:tab-stop style:position="5.874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614cm"/>
          <style:tab-stop style:position="1.958cm"/>
          <style:tab-stop style:position="2.884cm"/>
          <style:tab-stop style:position="3.731cm"/>
        </style:tab-stops>
      </style:paragraph-properties>
    </style:style>
    <style:style style:name="P5" style:family="paragraph" style:parent-style-name="Standard">
      <style:text-properties style:font-name="sans-serif" fo:font-size="27.75pt"/>
    </style:style>
    <style:style style:name="P6" style:family="paragraph" style:parent-style-name="Standard">
      <style:paragraph-properties>
        <style:tab-stops>
          <style:tab-stop style:position="1.614cm"/>
          <style:tab-stop style:position="1.958cm"/>
          <style:tab-stop style:position="2.884cm"/>
          <style:tab-stop style:position="3.281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614cm"/>
          <style:tab-stop style:position="1.958cm"/>
          <style:tab-stop style:position="2.884cm"/>
          <style:tab-stop style:position="3.916cm"/>
        </style:tab-stops>
      </style:paragraph-properties>
    </style:style>
    <style:style style:name="P8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celles de terre =&gt; <text:tab/>nombre ?</text:p>
      <text:p text:style-name="Standard"><text:tab/><text:tab/><text:tab/>Combien d'hectares ? 1 ha =&gt; plus grand vignoble d'IDF</text:p>
      <text:p text:style-name="Standard"><text:tab/><text:tab/><text:tab/>Quelle orientation ? Versant sud-est Mont Valérien</text:p>
      <text:p text:style-name="Standard"><text:tab/><text:tab/><text:tab/>Quelle qualité de terre ? argiclo-calcaire</text:p>
      <text:p text:style-name="Standard"/>
      <text:p text:style-name="Standard">Plants de vignes =&gt; combien de pieds ? 4800 ceps</text:p>
      <text:p text:style-name="Standard"/>
      <text:p text:style-name="Standard">Cépage =&gt; Sauvignon 15 %</text:p>
      <text:p text:style-name="P4"><text:tab/><text:tab/>Chardonnay 85 %</text:p>
      <text:p text:style-name="P4"/>
      <text:p text:style-name="P4">Travail vignoble</text:p>
      <text:p text:style-name="P4"><text:tab/>Taille =&gt; Janvier à Mars</text:p>
      <text:p text:style-name="P6"><text:tab/><text:tab/><text:tab/><text:tab/>taille Guyot simple =&gt; long bois 6 à 7 yeux pour produire poussier 2 yeux qui <text:tab/><text:tab/><text:tab/><text:tab/>servira l'année suivante</text:p>
      <text:p text:style-name="P4"/>
      <text:p text:style-name="P4"><text:tab/>Le pliage =&gt; avril</text:p>
      <text:p text:style-name="P4"><text:tab/>Egourmandage =&gt; mai</text:p>
      <text:p text:style-name="P4"><text:tab/>Palissage =&gt; juin à août</text:p>
      <text:p text:style-name="P4"><text:tab/>Vendanges =&gt; septembre</text:p>
      <text:p text:style-name="P4"><text:tab/>Entretien =&gt; octobre à décembre</text:p>
      <text:p text:style-name="P7"><text:tab/><text:tab/><text:tab/><text:tab/>travail à la cave</text:p>
      <text:p text:style-name="P4"/>
      <text:p text:style-name="P4">Calendrier =&gt; par mois</text:p>
      <text:p text:style-name="Standard"/>
      <text:p text:style-name="Standard"/>
      <text:p text:style-name="Standard"/>
      <text:p text:style-name="Standard">Acteurs =&gt; vendeurs ? <text:tab/>Office de Tourisme</text:p>
      <text:p text:style-name="Standard"><text:tab/><text:tab/><text:tab/><text:tab/>Association Clos Pas Saint Maurice</text:p>
      <text:p text:style-name="Standard"><text:tab/><text:tab/><text:tab/><text:tab/><text:tab/>vigneron de l'asso</text:p>
      <text:p text:style-name="Standard"/>
      <text:p text:style-name="Standard">Vente =&gt; 10 euros </text:p>
      <text:p text:style-name="Standard"/>
      <text:p text:style-name="Standard">Actions touristiques =&gt; <text:tab/>visite par Association</text:p>
      <text:p text:style-name="Standard"><text:tab/><text:tab/><text:tab/><text:tab/>salons</text:p>
      <text:p text:style-name="Standard"><text:tab/><text:tab/><text:tab/><text:tab/>brocante</text:p>
      <text:p text:style-name="Standard"><text:tab/><text:tab/><text:tab/><text:tab/>journées portes ouvertes</text:p>
      <text:p text:style-name="Standard"><text:tab/><text:tab/><text:tab/><text:tab/>Festival des Vendanges</text:p>
      <text:p text:style-name="Standard"/>
      <text:p text:style-name="Standard">Association =&gt; rôle :<text:tab/>production du vin</text:p>
      <text:p text:style-name="Standard"><text:tab/><text:tab/><text:tab/>valorisation</text:p>
      <text:p text:style-name="Standard"/>
      <text:p text:style-name="Standard">Bâtiments =&gt;<text:tab/>lieux de vente : OT</text:p>
      <text:p text:style-name="P1"><text:tab/>Asso ?</text:p>
      <text:p text:style-name="P2"><text:tab/>lieux de production : cave =&gt; octobre à décembre</text:p>
      <text:p text:style-name="P3"><text:tab/><text:tab/> <text:s/>autre ?<text:tab/></text:p>
      <text:p text:style-name="Standard"/>
      <text:p text:style-name="Standard">Quels liens entre Ville de Suresnes, Association, Office du Tourisme pour la production du vin et la vente ?</text:p>
      <text:p text:style-name="Standard">Quels sont les lieux de production du vin</text:p>
      <text:p text:style-name="Standard">Quels sont les lieux de vente du vin</text:p>
      <text:p text:style-name="Standard">A qui vont les bénéfices ?</text:p>
      <text:p text:style-name="Standard">Combien de salariés ?</text:p>
      <text:p text:style-name="Standard"><text:soft-page-break/>Quelles actions touristiques ?</text:p>
      <text:p text:style-name="Standard">Quand se font les vendanges ?</text:p>
      <text:p text:style-name="Standard">Où est stocké le vin ?</text:p>
      <text:p text:style-name="Standard">Autre réseau que la ville de Suresnes ?</text:p>
      <text:p text:style-name="Standard">Quel but concernant ce vignoble ?</text:p>
      <text:p text:style-name="Standard">Autre but non-lucratif ?</text:p>
      <text:p text:style-name="Standard"><text:tab/><text:tab/></text:p>
      <text:p text:style-name="Standard"/>
      <text:p text:style-name="Standard"/>
      <text:p text:style-name="P8">Association Clos Pas Saint Maurice =&gt;</text:p>
      <text:p text:style-name="Standard"/>
      <text:p text:style-name="Standard"/>
      <text:p text:style-name="Standard"/>
      <text:p text:style-name="Standard"><text:tab/><text:tab/><text:tab/></text:p>
      <text:p text:style-name="Standard"><text:tab/><text:tab/><text:tab/></text:p>
      <text:p text:style-name="Standard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13:37</meta:creation-date>
    <dc:date>2015-11-25T11:59:56</dc:date>
    <dc:creator>GTSI </dc:creator>
    <meta:editing-duration>PT2H40M36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3" meta:paragraph-count="48" meta:word-count="247" meta:character-count="1442" meta:non-whitespace-character-count="1160"/>
  </office:meta>
</office:document-meta>
</file>